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gnm="http://www.gnumeric.org/odf-extension/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Sans" svg:font-family="Sans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2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9">
      <number:year/>
      <number:text>/</number:text>
      <number:month number:style="long"/>
      <number:text>/</number:text>
      <number:day number:style="long"/>
    </number:date-style>
    <style:style style:name="ce21" style:family="table-cell" style:parent-style-name="Default" style:data-style-name="N37"/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faa61a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14"/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09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9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37"/>
    <style:style style:name="ce2" style:family="table-cell" style:parent-style-name="Default" style:data-style-name="N36"/>
    <style:style style:name="ce24" style:family="table-cell" style:parent-style-name="Default" style:data-style-name="N84"/>
    <style:style style:name="ce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faa61a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f200"/>
    </style:style>
    <style:style style:name="ce47" style:family="table-cell" style:parent-style-name="Default" style:data-style-name="N114"/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09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60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4" style:family="text">
      <style:text-properties style:text-outline="false" style:text-line-through-style="none" style:text-line-through-type="none" style:font-name="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2"/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0-17" calcext:value-type="date">
            <text:p>21-10-17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0-18" calcext:value-type="date">
            <text:p>21-10-18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1-10-31" calcext:value-type="date">
            <text:p>21-10-3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1" calcext:value-type="date">
            <text:p>21-11-0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1-11-02" calcext:value-type="date">
            <text:p>21-11-02</text:p>
          </table:table-cell>
          <table:table-cell office:value-type="string" calcext:value-type="string">
            <text:p>BTP Games App De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6" calcext:value-type="date">
            <text:p>21-11-06</text:p>
          </table:table-cell>
          <table:table-cell office:value-type="string" calcext:value-type="string">
            <text:p>BTP Game Topbar, check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09" calcext:value-type="date">
            <text:p>21-11-09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10" calcext:value-type="date">
            <text:p>21-11-10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11-11" calcext:value-type="date">
            <text:p>21-11-1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13" calcext:value-type="date">
            <text:p>21-11-13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21" calcext:value-type="date">
            <text:p>21-11-21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30" calcext:value-type="date">
            <text:p>21-11-30</text:p>
          </table:table-cell>
          <table:table-cell office:value-type="string" calcext:value-type="string">
            <text:p>BTP Game Licens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12-04" calcext:value-type="date">
            <text:p>21-12-04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2-07" calcext:value-type="date">
            <text:p>21-12-07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03" calcext:value-type="date">
            <text:p>22-01-03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1" calcext:value-type="date">
            <text:p>22-01-11</text:p>
          </table:table-cell>
          <table:table-cell office:value-type="string" calcext:value-type="string">
            <text:p>Zip cont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12" calcext:value-type="date">
            <text:p>22-01-12</text:p>
          </table:table-cell>
          <table:table-cell office:value-type="string" calcext:value-type="string">
            <text:p>Zip cont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15" calcext:value-type="date">
            <text:p>22-01-15</text:p>
          </table:table-cell>
          <table:table-cell office:value-type="string" calcext:value-type="string">
            <text:p>Games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8" calcext:value-type="date">
            <text:p>22-01-18</text:p>
          </table:table-cell>
          <table:table-cell office:value-type="string" calcext:value-type="string">
            <text:p>Games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9" calcext:value-type="date">
            <text:p>22-01-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2-08" calcext:value-type="date">
            <text:p>2022-02-08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2-09" calcext:value-type="date">
            <text:p>2022-02-09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4-02" calcext:value-type="date">
            <text:p>2022-04-02</text:p>
          </table:table-cell>
          <table:table-cell office:value-type="string" calcext:value-type="string">
            <text:p>Licence AP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4-02" calcext:value-type="date">
            <text:p>2022-04-02</text:p>
          </table:table-cell>
          <table:table-cell office:value-type="string" calcext:value-type="string">
            <text:p>License AP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22-04-24" calcext:value-type="date">
            <text:p>2022-04-24</text:p>
          </table:table-cell>
          <table:table-cell office:value-type="string" calcext:value-type="string">
            <text:p>License AP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date" office:date-value="2022-04-25" calcext:value-type="date">
            <text:p>2022-04-25</text:p>
          </table:table-cell>
          <table:table-cell office:value-type="string" calcext:value-type="string">
            <text:p>License process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5-13" calcext:value-type="date">
            <text:p>2022-05-13</text:p>
          </table:table-cell>
          <table:table-cell office:value-type="string" calcext:value-type="string">
            <text:p>License process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22-05-19" calcext:value-type="date">
            <text:p>2022-05-19</text:p>
          </table:table-cell>
          <table:table-cell office:value-type="string" calcext:value-type="string">
            <text:p>Kivy 2.1, Python 3.8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5-20" calcext:value-type="date">
            <text:p>2022-05-20</text:p>
          </table:table-cell>
          <table:table-cell office:value-type="string" calcext:value-type="string">
            <text:p>Sudoku level 2 iss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22-05-29" calcext:value-type="date">
            <text:p>2022-05-29</text:p>
          </table:table-cell>
          <table:table-cell office:value-type="string" calcext:value-type="string">
            <text:p>BTP video bug investiga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22-06-10" calcext:value-type="date">
            <text:p>2022-06-10</text:p>
          </table:table-cell>
          <table:table-cell office:value-type="string" calcext:value-type="string">
            <text:p>BTP video bug investig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6-12" calcext:value-type="date">
            <text:p>2022-06-12</text:p>
          </table:table-cell>
          <table:table-cell office:value-type="string" calcext:value-type="string">
            <text:p>BTP video bug investig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7-04" calcext:value-type="date">
            <text:p>2022-07-04</text:p>
          </table:table-cell>
          <table:table-cell office:value-type="string" calcext:value-type="string">
            <text:p>Solitaire selection colour bu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10-15" calcext:value-type="date">
            <text:p>2022-10-15</text:p>
          </table:table-cell>
          <table:table-cell office:value-type="string" calcext:value-type="string">
            <text:p>Games licens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10-17" calcext:value-type="date">
            <text:p>2022-10-17</text:p>
          </table:table-cell>
          <table:table-cell office:value-type="string" calcext:value-type="string">
            <text:p>Games licens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date" office:date-value="2022-11-15" calcext:value-type="date">
            <text:p>2022-11-15</text:p>
          </table:table-cell>
          <table:table-cell office:value-type="string" calcext:value-type="string">
            <text:p>Tangram help</text:p>
          </table:table-cell>
        </table:table-row>
      </table:table>
      <table:table table:name="2020" table:style-name="ta1">
        <table:table-column table:style-name="co1" table:default-cell-style-name="Default"/>
        <table:table-column table:style-name="co1" table:default-cell-style-name="ce22"/>
        <table:table-column table:style-name="co1" table:number-columns-repeated="1022" table:default-cell-style-name="Default"/>
        <table:table-row table:style-name="ro1">
          <table:table-cell table:style-name="ce26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26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Default"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9/07/2020</text:p>
          </table:table-cell>
          <table:table-cell office:value-type="string" calcext:value-type="string">
            <text:p><text:span text:style-name="T3">Kivy-iOS – Python 3.8 + Pillow - </text:span><text:span text:style-name="T3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9" calcext:value-type="date">
            <text:p>21-01-09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16" calcext:value-type="date">
            <text:p>21-01-16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7" calcext:value-type="date">
            <text:p>21-01-17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8" calcext:value-type="date">
            <text:p>21-01-18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9" calcext:value-type="date">
            <text:p>21-01-19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22" calcext:value-type="date">
            <text:p>21-01-22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23" calcext:value-type="date">
            <text:p>21-01-23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29" calcext:value-type="date">
            <text:p>21-01-29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1" calcext:value-type="date">
            <text:p>21-02-0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2" calcext:value-type="date">
            <text:p>21-02-02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2" calcext:value-type="date">
            <text:p>21-02-22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8" calcext:value-type="date">
            <text:p>21-02-28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13" calcext:value-type="date">
            <text:p>21-03-13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21" calcext:value-type="date">
            <text:p>21-03-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17" calcext:value-type="date">
            <text:p>21-04-17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1" calcext:value-type="date">
            <text:p>21-04-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4" calcext:value-type="date">
            <text:p>21-04-24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27" calcext:value-type="date">
            <text:p>21-04-27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8" calcext:value-type="date">
            <text:p>21-04-28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4-29" calcext:value-type="date">
            <text:p>21-04-29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3" calcext:value-type="date">
            <text:p>21-05-03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4" calcext:value-type="date">
            <text:p>21-05-04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21-05-23" calcext:value-type="date">
            <text:p>21-05-23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0" calcext:value-type="date">
            <text:p>21-06-20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7" calcext:value-type="date">
            <text:p>21-06-27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9" calcext:value-type="date">
            <text:p>21-06-29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6-30" calcext:value-type="date">
            <text:p>21-06-30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2" calcext:value-type="date">
            <text:p>21-07-02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3" calcext:value-type="date">
            <text:p>21-07-03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21-07-04" calcext:value-type="date">
            <text:p>21-07-04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8" calcext:value-type="date">
            <text:p>21-07-08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9" calcext:value-type="date">
            <text:p>21-07-09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21-07-10" calcext:value-type="date">
            <text:p>21-07-10</text:p>
          </table:table-cell>
          <table:table-cell office:value-type="string" calcext:value-type="string">
            <text:p>BTP Mobile App (encryption + license storage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21-07-12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3" calcext:value-type="date">
            <text:p>21-07-13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7" calcext:value-type="date">
            <text:p>21-07-17</text:p>
          </table:table-cell>
          <table:table-cell office:value-type="string" calcext:value-type="string">
            <text:p>BTP Licens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8" calcext:value-type="date">
            <text:p>21-07-18</text:p>
          </table:table-cell>
          <table:table-cell office:value-type="string" calcext:value-type="string">
            <text:p>BTP Licensing scree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27" calcext:value-type="date">
            <text:p>21-07-27</text:p>
          </table:table-cell>
          <table:table-cell office:value-type="string" calcext:value-type="string">
            <text:p>Solitaire issues, kivy-classic / kivy-dev consolid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7-31" calcext:value-type="date">
            <text:p>21-07-31</text:p>
          </table:table-cell>
          <table:table-cell office:value-type="string" calcext:value-type="string">
            <text:p>Solitaire anim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8-09" calcext:value-type="date">
            <text:p>21-08-09</text:p>
          </table:table-cell>
          <table:table-cell office:value-type="string" calcext:value-type="string">
            <text:p>Solitaire, repo syncs, game fixes and License Server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8-21" calcext:value-type="date">
            <text:p>21-08-21</text:p>
          </table:table-cell>
          <table:table-cell office:value-type="string" calcext:value-type="string">
            <text:p>Solitaire 3 <text:s/>card draw, move only 1 car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8-29" calcext:value-type="date">
            <text:p>21-08-29</text:p>
          </table:table-cell>
          <table:table-cell office:value-type="string" calcext:value-type="string">
            <text:p>Android intent investigation</text:p>
          </table:table-cell>
          <table:table-cell table:number-columns-repeated="1021"/>
        </table:table-row>
        <table:table-row table:style-name="ro3">
          <table:table-cell table:style-name="ce27" table:formula="of:=SUM([.A2:.A77])" office:value-type="float" office:value="158" calcext:value-type="float">
            <text:p>158</text:p>
          </table:table-cell>
          <table:table-cell table:style-name="ce27"/>
          <table:table-cell table:style-name="ce27" office:value-type="string" calcext:value-type="string">
            <text:p>Total</text:p>
          </table:table-cell>
          <table:table-cell table:style-name="ce27" table:number-columns-repeated="1021"/>
        </table:table-row>
        <table:table-row table:style-name="ro1">
          <table:table-cell table:style-name="ce28" table:number-columns-repeated="1024"/>
        </table:table-row>
        <table:table-row table:style-name="ro1">
          <table:table-cell/>
          <table:table-cell table:style-name="Default" office:value-type="string" calcext:value-type="string">
            <text:p>Paid: 16/09/2021 <text:s/>Payment Received (SWIFT) Invoice Number 10 – R 67 797.93 <text:s text:c="2"/></text:p>
          </table:table-cell>
          <table:table-cell table:number-columns-repeated="1022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6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26"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9" table:formula="of:=SUM([.A2:.A71])" office:value-type="float" office:value="138" calcext:value-type="float">
            <text:p>138</text:p>
          </table:table-cell>
          <table:table-cell table:style-name="ce29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6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26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2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0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2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6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26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-04-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-04-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4-28" calcext:value-type="date">
            <text:p>18-04-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-05-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-06-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-06-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-06-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2" calcext:value-type="date">
            <text:p>18-06-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-06-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-06-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9" calcext:value-type="date">
            <text:p>18-06-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table:style-name="ce22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-07-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-08-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-08-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-08-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-08-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-08-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-08-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-08-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-08-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1" calcext:value-type="date">
            <text:p>18-08-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3" calcext:value-type="date">
            <text:p>18-08-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-08-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5" calcext:value-type="date">
            <text:p>18-08-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7" calcext:value-type="date">
            <text:p>18-08-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20" calcext:value-type="date">
            <text:p>18-08-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-08-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-08-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-08-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-09-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-09-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07" calcext:value-type="date">
            <text:p>18-09-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-09-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-09-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-09-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-09-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-09-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18" calcext:value-type="date">
            <text:p>18-09-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46" table:formula="of:=SUM([.A2:.A41])" office:value-type="float" office:value="48" calcext:value-type="float">
            <text:p>48</text:p>
          </table:table-cell>
          <table:table-cell table:style-name="ce46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47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48"/>
        <table:table-column table:style-name="co1" table:number-columns-repeated="1023" table:default-cell-style-name="ce48"/>
        <table:table-row table:style-name="ro1">
          <table:table-cell table:style-name="ce26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26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49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9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0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50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50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,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,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48"/>
        <table:table-column table:style-name="co1" table:default-cell-style-name="ce49"/>
        <table:table-column table:style-name="co1" table:number-columns-repeated="62" table:default-cell-style-name="ce48"/>
        <table:table-row table:style-name="ro1">
          <table:table-cell table:style-name="ce26" office:value-type="string" calcext:value-type="string">
            <text:p>Time (in hours)</text:p>
          </table:table-cell>
          <table:table-cell table:style-name="ce51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26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48"/>
        <table:table-column table:style-name="co1" table:number-columns-repeated="63" table:default-cell-style-name="ce48"/>
        <table:table-row table:style-name="ro1">
          <table:table-cell table:style-name="ce26" office:value-type="string" calcext:value-type="string">
            <text:p>Time (in hours)</text:p>
          </table:table-cell>
          <table:table-cell table:style-name="ce51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26"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49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49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49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49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49"/>
          <table:table-cell table:number-columns-repeated="62"/>
        </table:table-row>
        <table:table-row table:style-name="ro1">
          <table:table-cell/>
          <table:table-cell table:style-name="ce49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48"/>
        <table:table-column table:style-name="co1" table:default-cell-style-name="ce48"/>
        <table:table-column table:style-name="co12" table:default-cell-style-name="ce48"/>
        <table:table-column table:style-name="co1" table:number-columns-repeated="1021" table:default-cell-style-name="ce48"/>
        <table:table-row table:style-name="ro1">
          <table:table-cell table:style-name="ce26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26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5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49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9" office:value-type="string" calcext:value-type="string">
            <text:p>20/12/2016</text:p>
          </table:table-cell>
          <table:table-cell table:style-name="ce5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9" office:value-type="string" calcext:value-type="string">
            <text:p>21/12/2016</text:p>
          </table:table-cell>
          <table:table-cell table:style-name="ce5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48"/>
        <table:table-column table:style-name="co1" table:number-columns-repeated="1023" table:default-cell-style-name="ce48"/>
        <table:table-row table:style-name="ro1">
          <table:table-cell table:style-name="ce26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26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1" table:number-columns-repeated="1021" table:default-cell-style-name="ce48"/>
        <table:table-row table:style-name="ro1">
          <table:table-cell table:style-name="ce54" office:value-type="string" calcext:value-type="string">
            <text:p>Time (in hours)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Task</text:p>
          </table:table-cell>
          <table:table-cell table:style-name="ce26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5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57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56" office:value-type="float" office:value="1.5" calcext:value-type="float">
            <text:p>1,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56" office:value-type="float" office:value="2.5" calcext:value-type="float">
            <text:p>2,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56" office:value-type="float" office:value="2.5" calcext:value-type="float">
            <text:p>2,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60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0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48" table:number-columns-repeated="3"/>
          <table:table-cell table:number-columns-repeated="1021"/>
        </table:table-row>
        <table:table-row table:style-name="ro1">
          <table:table-cell table:style-name="ce48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Sans" svg:font-family="Sans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en" fo:country="ZA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4P0"/>
    </number:currency-style>
    <number:date-style style:name="N115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p3" style:display-name="2017 p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p2_20__28_paid_29_" style:display-name="2017 p2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_28_paid_29_" style:display-name="2017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6_20__28_paid_29_" style:display-name="2016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5_20_p2_20__28_paid_29_" style:display-name="2015 p2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5_20__28_paid_29_" style:display-name="2015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5T20:38:14.833390905</dc:date>
    <meta:creation-date>2014-12-14T08:12:00Z</meta:creation-date>
    <meta:editing-cycles>638</meta:editing-cycles>
    <meta:editing-duration>P1DT37M59S</meta:editing-duration>
    <meta:generator>LibreOffice/7.2.4.1$Linux_X86_64 LibreOffice_project/27d75539669ac387bb498e35313b970b7fe9c4f9</meta:generator>
    <meta:document-statistic meta:table-count="11" meta:cell-count="1916" meta:object-count="0"/>
  </office:meta>
</office:document-meta>
</file>